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cfcc7" officeooo:paragraph-rsid="001cfcc7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3"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Text_20_body" style:list-style-name="L4">
      <style:text-properties officeooo:paragraph-rsid="001cfcc7"/>
    </style:style>
    <style:style style:name="P6" style:family="paragraph" style:parent-style-name="Text_20_body" style:list-style-name="L6"/>
    <style:style style:name="P7" style:family="paragraph" style:parent-style-name="Text_20_body">
      <style:text-properties style:font-name="Arial"/>
    </style:style>
    <style:style style:name="P8" style:family="paragraph" style:parent-style-name="Text_20_body" style:list-style-name="L1">
      <style:text-properties style:font-name="Arial"/>
    </style:style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T1" style:family="text">
      <style:text-properties officeooo:rsid="001cfcc7"/>
    </style:style>
    <style:style style:name="T2" style:family="text">
      <style:text-properties style:font-name="Arial"/>
    </style:style>
    <style:style style:name="T3" style:family="text">
      <style:text-properties style:font-name="Arial" officeooo:rsid="001cfcc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Opciones de diseño e implementación de sistemas robotizados</text:h>
      <text:p text:style-name="Text_20_body"><text:span text:style-name="T2">El diseño e implementación de un sistema robotizado no es simplemente ensamblar componentes, sino que implica una </text:span><text:span text:style-name="Strong_20_Emphasis"><text:span text:style-name="T2">planificación completa del hardware y del software</text:span></text:span><text:span text:style-name="T2">, considerando su entorno, función, escalabilidad y mantenibilidad.</text:span></text:p>
      <text:p text:style-name="P7">Los factores clave incluyen:</text:p>
      <text:list xml:id="list2555897998" text:style-name="L1">
        <text:list-item>
          <text:p text:style-name="P10">El entorno en el que operará el robot (por ejemplo, si es corrosivo o extremo). </text:p>
        </text:list-item>
        <text:list-item>
          <text:p text:style-name="P10">El tipo de tareas que realizará (coger y colocar, soldar, desplazarse, inspeccionar, etc.). </text:p>
        </text:list-item>
        <text:list-item>
          <text:p text:style-name="P10">Las restricciones físicas y lógicas del sistema. </text:p>
        </text:list-item>
        <text:list-item>
          <text:p text:style-name="P8">Aspectos éticos y de seguridad, especialmente en contextos industriales. </text:p>
        </text:list-item>
      </text:list>
      <text:p text:style-name="P7">Cada robot debe diseñarse con base en estos elementos para asegurar eficiencia, seguridad y sostenibilidad.</text:p>
      <text:h text:style-name="P2" text:outline-level="2">Clasificación de los robots según su tipología física </text:h>
      <text:p text:style-name="P7">Los robots pueden clasificarse por su estructura física, lo cual influye directamente en su movilidad, precisión y aplicaciones. Aquí te presento las principales tipologías:</text:p>
      <text:h text:style-name="Heading_20_3" text:outline-level="3"><text:span text:style-name="T2">1. </text:span><text:span text:style-name="Strong_20_Emphasis"><text:span text:style-name="T2">Robot cartesiano</text:span></text:span></text:h>
      <text:p text:style-name="Text_20_body"><text:span text:style-name="T2">Se mueve en líneas rectas a lo largo de los ejes X, Y y Z. Su movimiento es sencillo y controlado. </text:span><text:span text:style-name="T3">Poseen una </text:span><text:span text:style-name="T2">gran precisión en trayectorias lineales, ideal para tareas de ensamblaje o corte. </text:span></text:p>
      <text:h text:style-name="Heading_20_3" text:outline-level="3"><text:span text:style-name="T2">2. </text:span><text:span text:style-name="Strong_20_Emphasis"><text:span text:style-name="T2">Robot Multi-DOF (múltiples grados de libertad)</text:span></text:span></text:h>
      <text:p text:style-name="Text_20_body"><text:span text:style-name="T2">Tiene más articulaciones, lo que le permite orientarse en múltiples direcciones, puede</text:span><text:span text:style-name="T3">n</text:span><text:span text:style-name="T2"> alcanzar cualquier punto con cualquier orientación, ideal para tareas complejas como soldadura o pintura. </text:span></text:p>
      <text:h text:style-name="Heading_20_3" text:outline-level="3"><text:span text:style-name="T2">3. </text:span><text:span text:style-name="Strong_20_Emphasis"><text:span text:style-name="T2">Robot SCARA</text:span></text:span></text:h>
      <text:p text:style-name="Text_20_body"><text:span text:style-name="T2">Diseñado para trabajar en planos horizontales, con 3 ejes lineales y uno rotacional. </text:span><text:span text:style-name="T3">Cuenta con </text:span><text:span text:style-name="T2">rapidez y eficiencia en tareas repetitivas como “pick and place”. </text:span></text:p>
      <text:list xml:id="list455760088" text:style-name="L4">
        <text:list-header>
          <text:p text:style-name="P5"><text:span text:style-name="T2"/></text:p>
        </text:list-header>
      </text:list>
      <text:h text:style-name="Heading_20_3" text:outline-level="3"><text:span text:style-name="T2">4. </text:span><text:span text:style-name="Strong_20_Emphasis"><text:span text:style-name="T2">Robot DELTA o tipo araña</text:span></text:span></text:h>
      <text:p text:style-name="Text_20_body"><text:span text:style-name="T2">Estructura paralela con brazos articulados en forma de paralelogramo. </text:span><text:span text:style-name="T3">Su principal característica es una </text:span><text:span text:style-name="T2">gran velocidad y precisión en tareas ligeras, como clasificación en líneas de producción. </text:span></text:p>
      <text:h text:style-name="P2" text:outline-level="2"><text:soft-page-break/>¿Qué es ROS (Robot Operating System) y por qué es tan importante?</text:h>
      <text:p text:style-name="Text_20_body"><text:span text:style-name="T2">ROS, o </text:span><text:span text:style-name="Strong_20_Emphasis"><text:span text:style-name="T2">Robot Operating System</text:span></text:span><text:span text:style-name="T2">, es una infraestructura de software que permite a los desarrolladores construir sistemas robóticos complejos y modulares. Aunque su nombre diga "sistema operativo", en realidad es un </text:span><text:span text:style-name="Strong_20_Emphasis"><text:span text:style-name="T2">middleware</text:span></text:span><text:span text:style-name="T2">, es decir, una capa de software que actúa como intermediaria entre el hardware del robot y sus aplicaciones.</text:span></text:p>
      <text:h text:style-name="P3" text:outline-level="3">¿Qué lo hace especial?</text:h>
      <text:list xml:id="list720205404" text:style-name="L6">
        <text:list-item>
          <text:p text:style-name="P9"><text:span text:style-name="Strong_20_Emphasis"><text:span text:style-name="T2">Arquitectura por nodos:</text:span></text:span><text:span text:style-name="T2"> permite dividir el sistema robótico en partes independientes (por ejemplo, uno para visión, otro para movimiento, otro para sensores), lo que facilita el desarrollo y la depuración. </text:span></text:p>
        </text:list-item>
        <text:list-item>
          <text:p text:style-name="P9"><text:span text:style-name="Strong_20_Emphasis"><text:span text:style-name="T2">Interoperabilidad entre lenguajes:</text:span></text:span><text:span text:style-name="T2"> permite mezclar lenguajes como Python y C++ sin problema. </text:span></text:p>
        </text:list-item>
        <text:list-item>
          <text:p text:style-name="P9"><text:span text:style-name="Strong_20_Emphasis"><text:span text:style-name="T2">Comunidad activa:</text:span></text:span><text:span text:style-name="T2"> ROS es open source y cuenta con miles de paquetes y librerías ya desarrolladas para visión, navegación, SLAM, control de brazos, etc. </text:span></text:p>
        </text:list-item>
        <text:list-item>
          <text:p text:style-name="P6"><text:span text:style-name="Strong_20_Emphasis"><text:span text:style-name="T2">Integración con Jetson y otros sistemas embebidos:</text:span></text:span><text:span text:style-name="T2"> como se menciona en el documento, placas como Jetson Nano o Xavier usan ROS para gestionar sensores, motores y cámaras de forma eficiente. </text:span></text:p>
        </text:list-item>
      </text:list>
      <text:h text:style-name="P3" text:outline-level="3"/>
      <text:p text:style-name="P7"><text:span text:style-name="T1">Es importante en la robótica moderna p</text:span>orque permite acelerar el desarrollo, probar algoritmos en simuladores (como Gazebo o Webots), y facilita el paso de prototipo a implementación real. Además, al usarlo como estándar, permite que desarrolladores de diferentes partes del mundo colaboren usando los mismos “bloques”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cfcc7" officeooo:paragraph-rsid="001cfcc7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1T19:58:29.259000000</meta:creation-date>
    <dc:date>2025-03-21T20:08:44.648000000</dc:date>
    <meta:editing-duration>PT10M15S</meta:editing-duration>
    <meta:editing-cycles>1</meta:editing-cycles>
    <meta:document-statistic meta:table-count="0" meta:image-count="0" meta:object-count="0" meta:page-count="2" meta:paragraph-count="29" meta:word-count="491" meta:character-count="3222" meta:non-whitespace-character-count="2753"/>
    <meta:generator>LibreOffice/7.1.2.2$Windows_X86_64 LibreOffice_project/8a45595d069ef5570103caea1b71cc9d82b2aae4</meta:generator>
  </office:meta>
</office:document-meta>
</file>